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 table:number-columns-spanned="3" table:number-rows-spanned="1">
            <text:p>[detail2.laporan_frekuensi] [detail.format_hari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[detail2.anggota_perpendaftaraan] <text:s/>[detail.periode2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[detail2.berdasarkan] [detail.Berdasarkan]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jumlah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2:31:13.0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7T12:32:05.564000000</dc:date>
    <meta:editing-duration>PT2H17M49S</meta:editing-duration>
    <meta:editing-cycles>20</meta:editing-cycles>
    <meta:document-statistic meta:table-count="1" meta:cell-count="11" meta:object-count="0"/>
  </office:meta>
</office:document-meta>
</file>